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Arial Unicode MS', 'Palatino Linotype', Arial, sans-serif"/>
    <style:font-face style:name="Mangal1" svg:font-family="Mangal"/>
    <style:font-face style:name="Calibri2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959in" fo:margin-left="-0.078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="0.5pt solid #000001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29in" style:rel-column-width="1977*"/>
    </style:style>
    <style:style style:name="Table2.B" style:family="table-column">
      <style:table-column-properties style:column-width="0.625in" style:rel-column-width="900*"/>
    </style:style>
    <style:style style:name="Table2.D" style:family="table-column">
      <style:table-column-properties style:column-width="4.0701in" style:rel-column-width="5861*"/>
    </style:style>
    <style:style style:name="Table2.1" style:family="table-row">
      <style:table-row-properties style:row-height="0.25in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style:row-height="0.45in"/>
    </style:style>
    <style:style style:name="P1" style:family="paragraph" style:parent-style-name="Standard">
      <style:text-properties fo:font-size="11pt" officeooo:paragraph-rsid="001efc43" style:font-size-asian="11pt" style:font-size-complex="11pt"/>
    </style:style>
    <style:style style:name="P2" style:family="paragraph" style:parent-style-name="Standard">
      <style:text-properties fo:font-size="11pt" fo:language="en" fo:country="US" officeooo:paragraph-rsid="001efc43" style:font-size-asian="11pt" style:font-size-complex="11pt"/>
    </style:style>
    <style:style style:name="P3" style:family="paragraph" style:parent-style-name="Standard">
      <style:text-properties style:font-name="Calibri" fo:font-size="11pt" fo:language="el" fo:country="GR" officeooo:rsid="0025d46f" officeooo:paragraph-rsid="001efc43" style:font-size-asian="9.60000038146973pt" style:font-size-complex="11pt"/>
    </style:style>
    <style:style style:name="P4" style:family="paragraph" style:parent-style-name="Heading_20_1">
      <style:text-properties officeooo:paragraph-rsid="001efc43"/>
    </style:style>
    <style:style style:name="P5" style:family="paragraph" style:parent-style-name="Title">
      <style:text-properties fo:font-size="16pt" officeooo:paragraph-rsid="001efc43" style:font-size-asian="16pt" style:font-size-complex="16pt"/>
    </style:style>
    <style:style style:name="P6" style:family="paragraph" style:parent-style-name="Standard">
      <style:text-properties fo:language="en" fo:country="US" officeooo:rsid="00214640" officeooo:paragraph-rsid="00214640"/>
    </style:style>
    <style:style style:name="P7" style:family="paragraph" style:parent-style-name="Standard">
      <style:text-properties fo:language="en" fo:country="US" officeooo:rsid="00214640" officeooo:paragraph-rsid="003be997"/>
    </style:style>
    <style:style style:name="P8" style:family="paragraph" style:parent-style-name="Standard">
      <style:text-properties officeooo:paragraph-rsid="00214640"/>
    </style:style>
    <style:style style:name="P9" style:family="paragraph" style:parent-style-name="Standard">
      <style:paragraph-properties fo:text-align="center" style:justify-single-word="false"/>
      <style:text-properties fo:language="el" fo:country="GR" officeooo:rsid="007ab13f" officeooo:paragraph-rsid="00218a54"/>
    </style:style>
    <style:style style:name="P10" style:family="paragraph" style:parent-style-name="Standard">
      <style:text-properties fo:language="el" fo:country="GR" officeooo:rsid="007ab13f" officeooo:paragraph-rsid="00218a54"/>
    </style:style>
    <style:style style:name="P11" style:family="paragraph" style:parent-style-name="Standard">
      <style:text-properties fo:language="el" fo:country="GR" officeooo:paragraph-rsid="00218a54"/>
    </style:style>
    <style:style style:name="P12" style:family="paragraph" style:parent-style-name="Standard">
      <style:text-properties fo:language="el" fo:country="GR" officeooo:rsid="003ae718" officeooo:paragraph-rsid="003ae718"/>
    </style:style>
    <style:style style:name="P13" style:family="paragraph" style:parent-style-name="Standard">
      <style:text-properties officeooo:rsid="005a1a6d" officeooo:paragraph-rsid="00218a54"/>
    </style:style>
    <style:style style:name="P14" style:family="paragraph" style:parent-style-name="Standard">
      <style:text-properties officeooo:rsid="00261803" officeooo:paragraph-rsid="00299a5c"/>
    </style:style>
    <style:style style:name="P15" style:family="paragraph" style:parent-style-name="Standard">
      <style:text-properties officeooo:rsid="00299a5c" officeooo:paragraph-rsid="00299a5c"/>
    </style:style>
    <style:style style:name="P16" style:family="paragraph" style:parent-style-name="Standard">
      <style:text-properties officeooo:rsid="002a8858" officeooo:paragraph-rsid="002bf455"/>
    </style:style>
    <style:style style:name="P17" style:family="paragraph" style:parent-style-name="Standard">
      <style:text-properties officeooo:rsid="002f19c1" officeooo:paragraph-rsid="002f19c1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30c6c8" officeooo:paragraph-rsid="0030c6c8" style:font-weight-asian="bold" style:font-weight-complex="bold"/>
    </style:style>
    <style:style style:name="P19" style:family="paragraph" style:parent-style-name="Standard">
      <style:text-properties officeooo:paragraph-rsid="0036db2a"/>
    </style:style>
    <style:style style:name="P20" style:family="paragraph" style:parent-style-name="Heading_20_1">
      <style:text-properties fo:color="#ff3333" officeooo:rsid="001efc43" officeooo:paragraph-rsid="001efc43"/>
    </style:style>
    <style:style style:name="P21" style:family="paragraph" style:parent-style-name="Heading_20_1">
      <style:text-properties fo:color="#ff3333" officeooo:paragraph-rsid="001efc43"/>
    </style:style>
    <style:style style:name="P22" style:family="paragraph" style:parent-style-name="Heading_20_1">
      <style:text-properties fo:language="el" fo:country="GR" officeooo:rsid="0030c6c8" officeooo:paragraph-rsid="0030c6c8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l" fo:country="GR" fo:font-style="normal" fo:text-shadow="none" style:text-underline-style="none" fo:font-weight="normal" officeooo:rsid="00317485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l" fo:country="GR" fo:font-style="normal" fo:text-shadow="none" style:text-underline-style="none" fo:font-weight="normal" officeooo:rsid="0030c6c8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l" fo:country="GR" fo:font-style="normal" fo:text-shadow="none" style:text-underline-style="none" fo:font-weight="normal" officeooo:rsid="0030c6c8" officeooo:paragraph-rsid="0030c6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317485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30c6c8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30c6c8" officeooo:paragraph-rsid="0030c6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317485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30c6c8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30c6c8" officeooo:paragraph-rsid="0030c6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31748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30c6c8" officeooo:paragraph-rsid="0030c6c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1pt" officeooo:paragraph-rsid="00317485" style:font-size-asian="11pt" style:font-size-complex="11pt"/>
    </style:style>
    <style:style style:name="P36" style:family="paragraph" style:parent-style-name="Text_20_body">
      <style:text-properties fo:color="#ff3333" style:font-name="Calibri1" fo:font-size="16pt" officeooo:paragraph-rsid="001efc43" style:font-size-asian="16pt" style:font-name-complex="Calibri3" style:font-size-complex="16pt"/>
    </style:style>
    <style:style style:name="T1" style:family="text">
      <style:text-properties fo:color="#ff3333" style:font-name="Calibri1" fo:language="en" fo:country="US" officeooo:rsid="001efc43" style:font-name-complex="Calibri3"/>
    </style:style>
    <style:style style:name="T2" style:family="text">
      <style:text-properties fo:color="#ff3333" style:font-name="Calibri1" fo:language="el" fo:country="GR" style:font-name-complex="Calibri3"/>
    </style:style>
    <style:style style:name="T3" style:family="text">
      <style:text-properties fo:color="#ff3333" style:font-name="Calibri1" style:font-name-complex="Calibri3"/>
    </style:style>
    <style:style style:name="T4" style:family="text">
      <style:text-properties fo:color="#ff3333" style:font-name="Calibri1" fo:font-size="12pt" style:font-size-asian="12pt" style:font-name-complex="Calibri3" style:font-size-complex="12pt"/>
    </style:style>
    <style:style style:name="T5" style:family="text">
      <style:text-properties fo:color="#ff3333" style:font-name="Calibri1" fo:font-size="12pt" officeooo:rsid="0023f96c" style:font-size-asian="12pt" style:font-name-complex="Calibri3" style:font-size-complex="12pt"/>
    </style:style>
    <style:style style:name="T6" style:family="text">
      <style:text-properties fo:color="#ff3333" style:font-name="Calibri1" fo:font-size="12pt" fo:language="el" fo:country="GR" officeooo:rsid="002528fc" style:font-size-asian="12pt" style:font-name-complex="Calibri3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officeooo:rsid="00214640"/>
    </style:style>
    <style:style style:name="T10" style:family="text">
      <style:text-properties fo:language="en" fo:country="US" officeooo:rsid="008a61b9"/>
    </style:style>
    <style:style style:name="T11" style:family="text">
      <style:text-properties fo:language="en" fo:country="US" officeooo:rsid="007bd583"/>
    </style:style>
    <style:style style:name="T12" style:family="text">
      <style:text-properties fo:language="en" fo:country="US" officeooo:rsid="00218a54"/>
    </style:style>
    <style:style style:name="T13" style:family="text">
      <style:text-properties fo:language="en" fo:country="US" officeooo:rsid="0025768b"/>
    </style:style>
    <style:style style:name="T14" style:family="text">
      <style:text-properties fo:language="en" fo:country="US" officeooo:rsid="00261803"/>
    </style:style>
    <style:style style:name="T15" style:family="text">
      <style:text-properties fo:language="en" fo:country="US" officeooo:rsid="0027f84a"/>
    </style:style>
    <style:style style:name="T16" style:family="text">
      <style:text-properties fo:language="en" fo:country="US" officeooo:rsid="00286b9b"/>
    </style:style>
    <style:style style:name="T17" style:family="text">
      <style:text-properties fo:language="en" fo:country="US" officeooo:rsid="002881e5"/>
    </style:style>
    <style:style style:name="T18" style:family="text">
      <style:text-properties fo:language="en" fo:country="US" officeooo:rsid="00299a5c"/>
    </style:style>
    <style:style style:name="T19" style:family="text">
      <style:text-properties fo:language="en" fo:country="US" officeooo:rsid="002b00da"/>
    </style:style>
    <style:style style:name="T20" style:family="text">
      <style:text-properties fo:language="en" fo:country="US" officeooo:rsid="002bf455"/>
    </style:style>
    <style:style style:name="T21" style:family="text">
      <style:text-properties fo:language="en" fo:country="US" officeooo:rsid="002dd4d8"/>
    </style:style>
    <style:style style:name="T22" style:family="text">
      <style:text-properties fo:language="el" fo:country="GR"/>
    </style:style>
    <style:style style:name="T23" style:family="text">
      <style:text-properties fo:language="el" fo:country="GR" fo:font-style="italic" style:font-style-asian="italic"/>
    </style:style>
    <style:style style:name="T24" style:family="text">
      <style:text-properties fo:language="el" fo:country="GR" fo:font-style="italic" officeooo:rsid="0012de1d" style:font-style-asian="italic"/>
    </style:style>
    <style:style style:name="T25" style:family="text">
      <style:text-properties fo:language="el" fo:country="GR" officeooo:rsid="00218a54"/>
    </style:style>
    <style:style style:name="T26" style:family="text">
      <style:text-properties fo:language="el" fo:country="GR" officeooo:rsid="00220038"/>
    </style:style>
    <style:style style:name="T27" style:family="text">
      <style:text-properties fo:language="el" fo:country="GR" officeooo:rsid="0025768b"/>
    </style:style>
    <style:style style:name="T28" style:family="text">
      <style:text-properties fo:language="el" fo:country="GR" officeooo:rsid="00261803"/>
    </style:style>
    <style:style style:name="T29" style:family="text">
      <style:text-properties fo:language="el" fo:country="GR" officeooo:rsid="0027f84a"/>
    </style:style>
    <style:style style:name="T30" style:family="text">
      <style:text-properties fo:language="el" fo:country="GR" officeooo:rsid="00286b9b"/>
    </style:style>
    <style:style style:name="T31" style:family="text">
      <style:text-properties fo:language="el" fo:country="GR" officeooo:rsid="002881e5"/>
    </style:style>
    <style:style style:name="T32" style:family="text">
      <style:text-properties fo:language="el" fo:country="GR" officeooo:rsid="00299a5c"/>
    </style:style>
    <style:style style:name="T33" style:family="text">
      <style:text-properties fo:language="el" fo:country="GR" officeooo:rsid="002b00da"/>
    </style:style>
    <style:style style:name="T34" style:family="text">
      <style:text-properties fo:language="el" fo:country="GR" officeooo:rsid="002bf455"/>
    </style:style>
    <style:style style:name="T35" style:family="text">
      <style:text-properties fo:language="el" fo:country="GR" officeooo:rsid="002dd4d8"/>
    </style:style>
    <style:style style:name="T36" style:family="text">
      <style:text-properties fo:language="el" fo:country="GR" officeooo:rsid="00317485"/>
    </style:style>
    <style:style style:name="T37" style:family="text">
      <style:text-properties fo:language="el" fo:country="GR" officeooo:rsid="003ae718"/>
    </style:style>
    <style:style style:name="T38" style:family="text">
      <style:text-properties officeooo:rsid="005a1a6d"/>
    </style:style>
    <style:style style:name="T39" style:family="text">
      <style:text-properties officeooo:rsid="007bd583"/>
    </style:style>
    <style:style style:name="T40" style:family="text">
      <style:text-properties style:font-name="Calibri2" fo:language="en" fo:country="US" officeooo:rsid="002bf455" style:font-name-asian="Calibri2" style:font-name-complex="Calibri2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0c6c8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officeooo:rsid="00317485"/>
    </style:style>
    <style:style style:name="T43" style:family="text">
      <style:text-properties fo:font-variant="normal" fo:text-transform="none" style:use-window-font-color="true" style:font-name="Calibri" fo:font-size="10.5pt" fo:letter-spacing="normal" fo:font-style="normal" fo:font-weight="normal"/>
    </style:style>
    <style:style style:name="T44" style:family="text">
      <style:text-properties fo:font-variant="normal" fo:text-transform="none" style:use-window-font-color="true" style:font-name="Calibri" fo:font-size="10.5pt" fo:letter-spacing="normal" fo:language="en" fo:country="US" fo:font-style="normal" fo:font-weight="normal" officeooo:rsid="0036db2a"/>
    </style:style>
    <style:style style:name="T45" style:family="text">
      <style:text-properties fo:font-weight="normal" officeooo:rsid="0036db2a" style:font-weight-asian="normal" style:font-weight-complex="normal"/>
    </style:style>
    <style:style style:name="T46" style:family="text">
      <style:text-properties style:use-window-font-color="true" fo:font-weight="normal" officeooo:rsid="0036db2a" style:font-weight-asian="normal" style:font-weight-complex="normal"/>
    </style:style>
    <style:style style:name="T47" style:family="text">
      <style:text-properties style:use-window-font-color="true" style:font-name="Calibri"/>
    </style:style>
    <style:style style:name="T48" style:family="text">
      <style:text-properties style:use-window-font-color="true" style:font-name="Calibri" fo:language="en" fo:country="US" officeooo:rsid="0036db2a"/>
    </style:style>
    <style:style style:name="T49" style:family="text">
      <style:text-properties style:use-window-font-color="true" style:font-name="Calibri" fo:language="el" fo:country="GR" officeooo:rsid="0036db2a"/>
    </style:style>
    <style:style style:name="T50" style:family="text">
      <style:text-properties style:use-window-font-color="true" style:font-name="Calibri" fo:language="el" fo:country="GR" officeooo:rsid="00388007"/>
    </style:style>
    <style:style style:name="T51" style:family="text">
      <style:text-properties style:use-window-font-color="true" fo:language="en" fo:country="US" fo:font-weight="normal" officeooo:rsid="0036db2a" style:font-weight-asian="normal" style:font-weight-complex="normal"/>
    </style:style>
    <style:style style:name="T52" style:family="text">
      <style:text-properties officeooo:rsid="003ae7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3</text:span><text:span text:style-name="T2">ή </text:span><text:span text:style-name="T3">Εργαστηριακή Άσκηση</text:span></text:p>
      <text:p text:style-name="P36"/>
      <text:p text:style-name="P1">Ομάδα <text:span text:style-name="T7">LAB41538988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23">ΧΡΗΣΤΟΣ ΖΗΣΚΑΣ </text:span><text:span text:style-name="T8"><text:s/>AM </text:span><text:span text:style-name="T23">201403019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3">ΜΑΝΩΛΗΣ ΠΕΤΡΑΚΟΣ </text:span><text:span text:style-name="T8">AM </text:span><text:span text:style-name="T23">2014030</text:span><text:span text:style-name="T24">009</text:span></text:p>
          </table:table-cell>
        </table:table-row>
      </table:table>
      <text:h text:style-name="P22" text:outline-level="1"><text:span text:style-name="T5">Δ</text:span><text:span text:style-name="T4">ιεπαφές</text:span></text:h>
      <text:p text:style-name="Standard"/>
      <text:p text:style-name="P18">Διεπαφή <text:span text:style-name="T7">Reorder Buffer</text:span></text:p>
      <text:p text:style-name="P18"><text:span text:style-name="T7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34">Σήμα</text:p>
          </table:table-cell>
          <table:table-cell table:style-name="Table2.A1" office:value-type="string">
            <text:p text:style-name="P34">Πλάτος</text:p>
          </table:table-cell>
          <table:table-cell table:style-name="Table2.A1" office:value-type="string">
            <text:p text:style-name="P34">Είδος</text:p>
          </table:table-cell>
          <table:table-cell table:style-name="Table2.D1" office:value-type="string">
            <text:p text:style-name="P34">Περιγραφή</text:p>
          </table:table-cell>
        </table:table-row>
        <table:table-row table:style-name="Table2.1">
          <table:table-cell table:style-name="Table2.A2" office:value-type="string">
            <text:p text:style-name="P28">Clk</text:p>
          </table:table-cell>
          <table:table-cell table:style-name="Table2.A2" office:value-type="string">
            <text:p text:style-name="P28">1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31">Ρολόι</text:p>
          </table:table-cell>
        </table:table-row>
        <table:table-row table:style-name="Table2.1">
          <table:table-cell table:style-name="Table2.A2" office:value-type="string">
            <text:p text:style-name="P32">cdb_valid</text:p>
          </table:table-cell>
          <table:table-cell table:style-name="Table2.A2" office:value-type="string">
            <text:p text:style-name="P28">1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31">Σήμα εγκυρότητας δεδομένων <text:span text:style-name="T7">CDB</text:span></text:p>
          </table:table-cell>
        </table:table-row>
        <table:table-row table:style-name="Table2.1">
          <table:table-cell table:style-name="Table2.A2" office:value-type="string">
            <text:p text:style-name="P32">cdb_Q</text:p>
          </table:table-cell>
          <table:table-cell table:style-name="Table2.A2" office:value-type="string">
            <text:p text:style-name="P28"><text:span text:style-name="T22">5</text:span>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28">Tag <text:span text:style-name="T22">θέσης στην οποία αναφέρεται ο </text:span>CDB</text:p>
          </table:table-cell>
        </table:table-row>
        <table:table-row table:style-name="Table2.1">
          <table:table-cell table:style-name="Table2.A2" office:value-type="string">
            <text:p text:style-name="P32">cdb_value</text:p>
          </table:table-cell>
          <table:table-cell table:style-name="Table2.A2" office:value-type="string">
            <text:p text:style-name="P28"><text:span text:style-name="T22">32</text:span>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25">Αποτέλεσμα κοινοποίησης του <text:span text:style-name="T7">CDB</text:span></text:p>
          </table:table-cell>
        </table:table-row>
        <table:table-row table:style-name="Table2.1">
          <table:table-cell table:style-name="Table2.A2" office:value-type="string">
            <text:p text:style-name="P32">available</text:p>
          </table:table-cell>
          <table:table-cell table:style-name="Table2.A2" office:value-type="string">
            <text:p text:style-name="P28">1 bit</text:p>
          </table:table-cell>
          <table:table-cell table:style-name="Table2.A2" office:value-type="string">
            <text:p text:style-name="P31">Έξοδος</text:p>
          </table:table-cell>
          <table:table-cell table:style-name="Table2.D2" office:value-type="string">
            <text:p text:style-name="P31">Δείχνει αν ο <text:span text:style-name="T7">ROB </text:span><text:span text:style-name="T22">έχει διαθέσιμο χώρο</text:span></text:p>
          </table:table-cell>
        </table:table-row>
        <table:table-row table:style-name="Table2.1">
          <table:table-cell table:style-name="Table2.A2" office:value-type="string">
            <text:p text:style-name="P32">instr_valid</text:p>
          </table:table-cell>
          <table:table-cell table:style-name="Table2.A2" office:value-type="string">
            <text:p text:style-name="P28">1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31">Σήμα εγκυρότητας εντολής που γίνεται <text:span text:style-name="T7">issue</text:span></text:p>
          </table:table-cell>
        </table:table-row>
        <table:table-row table:style-name="Table2.1">
          <table:table-cell table:style-name="Table2.A2" office:value-type="string">
            <text:p text:style-name="P32">Fu_type</text:p>
          </table:table-cell>
          <table:table-cell table:style-name="Table2.A2" office:value-type="string">
            <text:p text:style-name="P31">2 <text:span text:style-name="T7">bit</text:span>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31">Τύπος εντολής</text:p>
          </table:table-cell>
        </table:table-row>
        <table:table-row table:style-name="Table2.1">
          <table:table-cell table:style-name="Table2.A2" office:value-type="string">
            <text:p text:style-name="P32">Ri</text:p>
          </table:table-cell>
          <table:table-cell table:style-name="Table2.A2" office:value-type="string">
            <text:p text:style-name="P28"><text:span text:style-name="T36">5</text:span> bit</text:p>
          </table:table-cell>
          <table:table-cell table:style-name="Table2.A2" office:value-type="string">
            <text:p text:style-name="P31">Είσοδος</text:p>
          </table:table-cell>
          <table:table-cell table:style-name="Table2.D2" office:value-type="string">
            <text:p text:style-name="P24">Αριθμός <text:span text:style-name="T42">κ</text:span>αταχωρητή προορισμού</text:p>
          </table:table-cell>
        </table:table-row>
        <table:table-row table:style-name="Table2.1">
          <table:table-cell table:style-name="Table2.A2" office:value-type="string">
            <text:p text:style-name="P33">PC_entolhs</text:p>
          </table:table-cell>
          <table:table-cell table:style-name="Table2.A2" office:value-type="string">
            <text:p text:style-name="P23">32 <text:span text:style-name="T7">bit</text:span></text:p>
          </table:table-cell>
          <table:table-cell table:style-name="Table2.A2" office:value-type="string">
            <text:p text:style-name="P30">Είσοδος</text:p>
          </table:table-cell>
          <table:table-cell table:style-name="Table2.D2" office:value-type="string">
            <text:p text:style-name="P26">Program counter <text:span text:style-name="T22">της εντολής</text:span></text:p>
          </table:table-cell>
        </table:table-row>
        <table:table-row table:style-name="Table2.1">
          <table:table-cell table:style-name="Table2.A2" office:value-type="string">
            <text:p text:style-name="P32">tag_issue</text:p>
          </table:table-cell>
          <table:table-cell table:style-name="Table2.A2" office:value-type="string">
            <text:p text:style-name="P28"><text:span text:style-name="T22">5</text:span> bit</text:p>
          </table:table-cell>
          <table:table-cell table:style-name="Table2.A2" office:value-type="string">
            <text:p text:style-name="P31">Έξοδος</text:p>
          </table:table-cell>
          <table:table-cell table:style-name="Table2.D2" office:value-type="string">
            <text:p text:style-name="P23">Θέση όπου αποθηκεύτηκε η εντολή</text:p>
          </table:table-cell>
        </table:table-row>
        <table:table-row table:style-name="Table2.1">
          <table:table-cell table:style-name="Table2.A2" office:value-type="string">
            <text:p text:style-name="P32">Rj</text:p>
          </table:table-cell>
          <table:table-cell table:style-name="Table2.A2" office:value-type="string">
            <text:p text:style-name="P27"><text:span text:style-name="T22">5</text:span> bit</text:p>
          </table:table-cell>
          <table:table-cell table:style-name="Table2.A2" office:value-type="string">
            <text:p text:style-name="P35"><text:span text:style-name="T41">Είσοδος</text:span></text:p>
          </table:table-cell>
          <table:table-cell table:style-name="Table2.D2" office:value-type="string">
            <text:p text:style-name="P35">Αριθμός καταχωρητή πηγής #1 </text:p>
          </table:table-cell>
        </table:table-row>
        <table:table-row table:style-name="Table2.1">
          <table:table-cell table:style-name="Table2.A2" office:value-type="string">
            <text:p text:style-name="P32">Rk</text:p>
          </table:table-cell>
          <table:table-cell table:style-name="Table2.A2" office:value-type="string">
            <text:p text:style-name="P27"><text:span text:style-name="T22">5</text:span> bit</text:p>
          </table:table-cell>
          <table:table-cell table:style-name="Table2.A2" office:value-type="string">
            <text:p text:style-name="P30">Είσοδος</text:p>
          </table:table-cell>
          <table:table-cell table:style-name="Table2.D2" office:value-type="string">
            <text:p text:style-name="P32">Αριθμός καταχωρητή πηγής #<text:span text:style-name="T42">2</text:span></text:p>
          </table:table-cell>
        </table:table-row>
        <table:table-row table:style-name="Table2.1">
          <table:table-cell table:style-name="Table2.A2" office:value-type="string">
            <text:p text:style-name="P32">Qj</text:p>
          </table:table-cell>
          <table:table-cell table:style-name="Table2.A2" office:value-type="string">
            <text:p text:style-name="P27"><text:span text:style-name="T22">5</text:span>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6">Tag<text:span text:style-name="T22"> δεδομένων καταχωρητή πηγής #1 </text:span></text:p>
          </table:table-cell>
        </table:table-row>
        <table:table-row table:style-name="Table2.1">
          <table:table-cell table:style-name="Table2.A2" office:value-type="string">
            <text:p text:style-name="P32">Qk</text:p>
          </table:table-cell>
          <table:table-cell table:style-name="Table2.A2" office:value-type="string">
            <text:p text:style-name="P27"><text:span text:style-name="T22">5</text:span>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6">Tag<text:span text:style-name="T22"> δεδομένων καταχωρητή πηγής #2</text:span></text:p>
          </table:table-cell>
        </table:table-row>
        <table:table-row table:style-name="Table2.16">
          <table:table-cell table:style-name="Table2.A2" office:value-type="string">
            <text:p text:style-name="P32">forward_data_j</text:p>
          </table:table-cell>
          <table:table-cell table:style-name="Table2.A2" office:value-type="string">
            <text:p text:style-name="P23">32 <text:span text:style-name="T7">bit</text:span>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Δεδομένα για <text:span text:style-name="T7">forward </text:span><text:span text:style-name="T22">κατά το διάβασμα του καταχωρητή πηγής #1</text:span></text:p>
          </table:table-cell>
        </table:table-row>
        <table:table-row table:style-name="Table2.16">
          <table:table-cell table:style-name="Table2.A2" office:value-type="string">
            <text:p text:style-name="P32">forward_data_k</text:p>
          </table:table-cell>
          <table:table-cell table:style-name="Table2.A2" office:value-type="string">
            <text:p text:style-name="P23">32 <text:span text:style-name="T7">bit</text:span>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Δεδομένα για <text:span text:style-name="T7">forward </text:span><text:span text:style-name="T22">κατά το διάβασμα του καταχωρητή πηγής #2</text:span></text:p>
          </table:table-cell>
        </table:table-row>
        <table:table-row table:style-name="Table2.16">
          <table:table-cell table:style-name="Table2.A2" office:value-type="string">
            <text:p text:style-name="P32">forward_control_j</text:p>
          </table:table-cell>
          <table:table-cell table:style-name="Table2.A2" office:value-type="string">
            <text:p text:style-name="P27">1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Σήμα ελέγχου για <text:span text:style-name="T7">forward </text:span><text:span text:style-name="T22">κατά το διάβασμα του καταχωρητή πηγής #1</text:span></text:p>
          </table:table-cell>
        </table:table-row>
        <table:table-row table:style-name="Table2.16">
          <table:table-cell table:style-name="Table2.A2" office:value-type="string">
            <text:p text:style-name="P32">forward_control_k</text:p>
          </table:table-cell>
          <table:table-cell table:style-name="Table2.A2" office:value-type="string">
            <text:p text:style-name="P27">1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Σήμα ελέγχου για <text:span text:style-name="T7">forward </text:span><text:span text:style-name="T22">κατά το διάβασμα του καταχωρητή πηγής #2</text:span></text:p>
          </table:table-cell>
        </table:table-row>
        <table:table-row table:style-name="Table2.1">
          <table:table-cell table:style-name="Table2.A2" office:value-type="string">
            <text:p text:style-name="P32">commit_reg</text:p>
          </table:table-cell>
          <table:table-cell table:style-name="Table2.A2" office:value-type="string">
            <text:p text:style-name="P27"><text:span text:style-name="T22">5</text:span>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Αριθμός καταχωρητή για <text:span text:style-name="T7">commit</text:span></text:p>
          </table:table-cell>
        </table:table-row>
        <table:table-row table:style-name="Table2.1">
          <table:table-cell table:style-name="Table2.A2" office:value-type="string">
            <text:p text:style-name="P32">commit_data</text:p>
          </table:table-cell>
          <table:table-cell table:style-name="Table2.A2" office:value-type="string">
            <text:p text:style-name="P23">32 <text:span text:style-name="T7">bit</text:span>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9">Δεδομένα για <text:span text:style-name="T7">commit</text:span></text:p>
          </table:table-cell>
        </table:table-row>
        <table:table-row table:style-name="Table2.1">
          <table:table-cell table:style-name="Table2.A2" office:value-type="string">
            <text:p text:style-name="P32">V_commit</text:p>
          </table:table-cell>
          <table:table-cell table:style-name="Table2.A2" office:value-type="string">
            <text:p text:style-name="P27">1 bit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3">Σήμα εγκυρότητας <text:span text:style-name="T7">commit</text:span></text:p>
          </table:table-cell>
        </table:table-row>
        <table:table-row table:style-name="Table2.1">
          <table:table-cell table:style-name="Table2.A2" office:value-type="string">
            <text:p text:style-name="P32">PC_exception</text:p>
          </table:table-cell>
          <table:table-cell table:style-name="Table2.A2" office:value-type="string">
            <text:p text:style-name="P23">32 <text:span text:style-name="T7">bit</text:span></text:p>
          </table:table-cell>
          <table:table-cell table:style-name="Table2.A2" office:value-type="string">
            <text:p text:style-name="P30">Έξοδος</text:p>
          </table:table-cell>
          <table:table-cell table:style-name="Table2.D2" office:value-type="string">
            <text:p text:style-name="P26">Program counter <text:span text:style-name="T22">της εντολής που έκανε </text:span>exception</text:p>
          </table:table-cell>
        </table:table-row>
      </table:table>
      <text:p text:style-name="Standard"/>
      <text:p text:style-name="P19"><text:span text:style-name="T45">Οι υπόλοιπες διεπαφές έχουν μείνει ίδιες ή έχουν αλλάξει ελαφρά. Επειδή όλες οι αλλαγές αφορούν σήματα του παραπάνω πίνακα, δεν υπάρχει ιδιαίτερη σημασία να παρουσιαστούν, καθώς δεν θα </text:span><text:soft-page-break/><text:span text:style-name="T46">προσφέρουν κάποια παραπάνω επεξήγηση. Επίσης, η σχεδίαση του νέου συστήματος έγινε με </text:span><text:span text:style-name="T49">γνώμονα να γίνουν οι λιγότερο δυνατόν αλλαγές στ</text:span><text:span text:style-name="T50">ις υπόλοιπες μονάδες</text:span><text:span text:style-name="T49">.</text:span></text:p>
      <text:h text:style-name="P4" text:outline-level="1"><text:span text:style-name="T5">Σχηματικά διαγράμματα </text:span><text:span text:style-name="T6">και χρονισμοί</text:span></text:h>
      <text:p text:style-name="Standard"/>
      <text:p text:style-name="P3">Οι αλλαγές φαίνονται με κόκκινο χρώμα.</text:p>
      <text:p text:style-name="P3"/>
      <text:h text:style-name="Heading_20_1" text:outline-level="1">Περιγραφή</text:h>
      <text:p text:style-name="Standard"/>
      <text:p text:style-name="P12">Αλλες μοναδες</text:p>
      <text:p text:style-name="P6">Issue: tag, pc, <text:span text:style-name="T52">available</text:span></text:p>
      <text:p text:style-name="P8"><text:span text:style-name="T9">RS</text:span><text:span text:style-name="T37">:</text:span><text:span text:style-name="T9"> tag, efuge</text:span></text:p>
      <text:p text:style-name="P8"><text:span text:style-name="T9"/></text:p>
      <text:p text:style-name="P6">vblock<text:span text:style-name="T37">:</text:span> forward, commit</text:p>
      <text:p text:style-name="P6"/>
      <text:p text:style-name="P6">rob</text:p>
      <text:p text:style-name="P7">domh <text:span text:style-name="T52">( grammes, pointers, diaxwrismos leitourgiwn)</text:span></text:p>
      <text:p text:style-name="P6">issue</text:p>
      <text:p text:style-name="P6">issue read kai forward</text:p>
      <text:p text:style-name="P6">write back</text:p>
      <text:p text:style-name="P6">commit</text:p>
      <text:h text:style-name="Heading_20_1" text:outline-level="1">Κυματομορφές</text:h>
      <text:p text:style-name="Standard"/>
      <text:h text:style-name="P21" text:outline-level="1"><text:span text:style-name="T38">Στρατηγική</text:span> και <text:span text:style-name="T38">αποτελέσματα</text:span> του ελέγχου</text:h>
      <text:p text:style-name="Standard"/>
      <text:p text:style-name="P13">Η στρατηγική του ελέγχου εγκυρότητας <text:span text:style-name="T25">είναι παρόμοια με αυτήν του προηγούμενου εργαστηρίου, αλλά έχει προσαρμοστεί ώστε να ακολουθεί την πορεία υλοποίησης του παρόν εργαστηρίου. Καταρχάς, μερικές μονάδες ( </text:span><text:span text:style-name="T12">FUs, CDB) </text:span><text:span text:style-name="T25">έχουν μείνει απαράλλαχτες σε σχέση με την προηγούμενη φάση. Έτσι, δεν χρειάζονται καινούργια </text:span><text:span text:style-name="T12">unit tests </text:span><text:span text:style-name="T25">καθώς καλύπτονται από τα </text:span><text:span text:style-name="T26">είδη υπάρχων</text:span><text:span text:style-name="T25">. </text:span><text:span text:style-name="T27">Για άλλες μονάδες (</text:span><text:span text:style-name="T13">Issue unit, RSs) </text:span><text:span text:style-name="T27">όπου διαφέρουν ελαφρά, τα </text:span><text:span text:style-name="T13">unit tests </text:span><text:span text:style-name="T27">τους άλλαξαν ώστε να καλύπτουν τις καινούργιες εισόδους και εξόδους καθώς και να επικεντρώνονται στους καινούργιους χρονισμούς. </text:span><text:span text:style-name="T28">Εφόσον μπορούμε να εγγυηθούμε ότι οι υπόλοιπες μονάδες λειτουργούν ορθά, είναι δυνατόν να προχωρήσουμε στην υλοποίηση και έλεγχο του </text:span><text:span text:style-name="T14">Reorder Buffer </text:span><text:span text:style-name="T28">και του ολοκληρωμένου συστήματος.</text:span></text:p>
      <text:p text:style-name="P13"><text:span text:style-name="T28"/></text:p>
      <text:p text:style-name="P14"><text:span text:style-name="T22">Ο έλεγχος του </text:span><text:span text:style-name="T7">ROB </text:span><text:span text:style-name="T22">ξεκινάει από τον έλεγχο των υπο-μονάδων του. </text:span><text:span text:style-name="T29">Επειδή οι θέσεις του </text:span><text:span text:style-name="T15">buffer</text:span><text:span text:style-name="T16"> </text:span><text:span text:style-name="T30">είναι υλοποιημένες σε ξεχωριστό </text:span><text:span text:style-name="T16">source file </text:span><text:span text:style-name="T30">το οποίο γίνεται </text:span><text:span text:style-name="T16">component </text:span><text:span text:style-name="T30">σε αυτόν, είναι δυνατό να τεστάρουμε μια </text:span><text:span text:style-name="T31">απομονωμένη.</text:span><text:span text:style-name="T30"> </text:span><text:span text:style-name="T31">Σε αυτό το στάδιο, μεγαλύτερη έμφαση δίνεται στα πεδία ελέγχου ( </text:span><text:span text:style-name="T17">valid, done) </text:span><text:span text:style-name="T31">και στα </text:span><text:span text:style-name="T17">flags </text:span><text:span text:style-name="T31">που παράγουν οι εσωτερικοί συγκριτές. </text:span><text:span text:style-name="T32">Το πλεονέκτημα που έχει το συγκεκριμένο τεστ είναι ότι μπορεί να επικεντρωθεί στα παραπάνω πεδία, χωρίς να μας επηρεάζει το </text:span><text:span text:style-name="T18">control </text:span><text:span text:style-name="T32">του </text:span><text:span text:style-name="T18">ROB </text:span><text:span text:style-name="T32">και οι επιλογές του. Τέλος, κάποια σύνθετα μέρη του </text:span><text:span text:style-name="T18">control </text:span><text:span text:style-name="T32">(πχ. </text:span><text:span text:style-name="T18">Forward</text:span><text:span text:style-name="T32">) έχουν δοκιμαστεί μεμονωμένα λόγω τις υψηλής πολυπλοκότητας τους.</text:span></text:p>
      <text:p text:style-name="P14"><text:span text:style-name="T32"/></text:p>
      <text:p text:style-name="P16"><text:span text:style-name="T32">Α</text:span><text:span text:style-name="T22">φού οι υπο-μονάδες φαίνεται να λειτουργούν σωστά, το επόμενο βήμα είναι να ελεγχθεί ολόκληρος ο </text:span><text:span text:style-name="T7">ROB. </text:span><text:span text:style-name="T22">Στόχος του συγκεκριμένου ελέγχου είναι να δείξει τις </text:span><text:span text:style-name="T34">πέντε</text:span><text:span text:style-name="T22"> λειτουργίες του </text:span><text:span text:style-name="T7">(issue, commit, write-back, forward, </text:span><text:span text:style-name="T20">exception</text:span><text:span text:style-name="T7">) </text:span><text:span text:style-name="T22">και </text:span><text:span text:style-name="T33">την επίδραση που έχει η κάθε μία στις υπόλοιπες. Υψηλή σημασία δίδεται πως το </text:span><text:span text:style-name="T19">control </text:span><text:span text:style-name="T33">διαχειρίζεται </text:span><text:span text:style-name="T34">τα </text:span><text:span text:style-name="T20">flags </text:span><text:span text:style-name="T34">και πεδία ελέγχου</text:span><text:span text:style-name="T20"> </text:span><text:span text:style-name="T34">των θέσεων, στους δείκτες </text:span><text:span text:style-name="T20">head </text:span><text:span text:style-name="T34">και </text:span><text:span text:style-name="T20">free</text:span><text:span text:style-name="T40">˙</text:span><text:span text:style-name="T20"> </text:span><text:span text:style-name="T34">και τα </text:span><text:soft-page-break/><text:span text:style-name="T34">σήματα ελέγχου που δημιουργεί. </text:span><text:span text:style-name="T35">Πέρα από την ορθή λειτουργία του, σε αυτό το τεστ φαίνεται και αν η μονάδα ικανοποιεί </text:span><text:span text:style-name="T21">pipe-line </text:span><text:span text:style-name="T35">αρχιτεκτονική.</text:span></text:p>
      <text:p text:style-name="P15"><text:span text:style-name="T32"/></text:p>
      <text:p text:style-name="P17"><text:span text:style-name="T22">Το τελευταίο κομμάτι του ελέγχου αφορά το συνολικό σύστημα καθώς και ακραίες καταστάσεις στις οποίες μπορεί να βρεθεί.</text:span></text:p>
      <text:h text:style-name="P20" text:outline-level="1">Σημειώσεις</text:h>
      <text:p text:style-name="P11"/>
      <text:p text:style-name="P10">Μέσα στον φάκελο με τον κώδικα <text:span text:style-name="T39">υπάρχουν αρχεία .</text:span><text:span text:style-name="T11">wcfg </text:span><text:span text:style-name="T39">για τα </text:span><text:span text:style-name="T11">test </text:span><text:span text:style-name="T39">που παρουσιάζουμε. Επίσης ,σε δικούς τους φακέλους, επισυνάπτονται οι κυματομορφές και τα σχεδιαγράμματα.</text:span></text:p>
      <text:p text:style-name="P10"/>
      <text:p text:style-name="P10"/>
      <text:p text:style-name="P9"><text:a xlink:type="simple" xlink:href="https://github.com/Manwlis/HRY415-project-3" text:style-name="Internet_20_link" text:visited-style-name="Visited_20_Internet_20_Link"><text:span text:style-name="T10">Github Lin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Arial Unicode MS', 'Palatino Linotype', Arial, sans-serif"/>
    <style:font-face style:name="Mangal1" svg:font-family="Mangal"/>
    <style:font-face style:name="Calibri2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text-align="start" style:justify-single-word="false" fo:keep-together="always" fo:keep-with-next="always"/>
      <style:text-properties fo:color="#ff3333" style:font-name="Calibri" fo:font-family="Calibri" style:font-family-generic="swiss" style:font-pitch="variable" fo:font-size="12pt" fo:language="el" fo:country="GR" fo:font-weight="bold" officeooo:rsid="00283d3a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04:27.964000000</meta:creation-date>
    <dc:date>2018-12-13T21:13:35.369000000</dc:date>
    <meta:editing-duration>PT1H26M38S</meta:editing-duration>
    <meta:editing-cycles>17</meta:editing-cycles>
    <meta:generator>LibreOffice/6.1.3.2$Windows_X86_64 LibreOffice_project/86daf60bf00efa86ad547e59e09d6bb77c699acb</meta:generator>
    <meta:document-statistic meta:table-count="2" meta:image-count="0" meta:object-count="0" meta:page-count="3" meta:paragraph-count="121" meta:word-count="657" meta:character-count="4230" meta:non-whitespace-character-count="3691"/>
  </office:meta>
</office:document-meta>
</file>